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usic" svg:font-family="'Noto Mus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Noto Musi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style:font-name="Noto Music"/>
    </style:style>
    <style:style style:name="P5" style:family="paragraph" style:parent-style-name="Text_20_body">
      <style:text-properties fo:font-size="13pt" fo:font-weight="bold" officeooo:rsid="0004357a" officeooo:paragraph-rsid="0004357a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officeooo:paragraph-rsid="0004357a"/>
    </style:style>
    <style:style style:name="T1" style:family="text">
      <style:text-properties officeooo:rsid="0004357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4357a"/>
    </style:style>
    <style:style style:name="T4" style:family="text">
      <style:text-properties style:font-name="Noto Music"/>
    </style:style>
    <style:style style:name="T5" style:family="text">
      <style:text-properties style:font-name="Noto Music" officeooo:rsid="0004357a"/>
    </style:style>
    <style:style style:name="T6" style:family="text">
      <style:text-properties style:font-name="Noto Music" fo:font-size="13pt" officeooo:rsid="0004357a" style:font-size-asian="11.3500003814697pt" style:font-size-complex="13pt"/>
    </style:style>
    <style:style style:name="T7" style:family="text">
      <style:text-properties style:font-name="Noto Music" fo:font-size="13pt" fo:font-weight="bold" officeooo:rsid="0004357a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Marco Teórico</text:span></text:h>
      <text:p text:style-name="Text_20_body"><text:span text:style-name="T4">El programa presentado tiene como objetivo la </text:span><text:span text:style-name="Strong_20_Emphasis"><text:span text:style-name="T4">gestión y an</text:span></text:span><text:span text:style-name="Strong_20_Emphasis"><text:span text:style-name="T5">a</text:span></text:span><text:span text:style-name="Strong_20_Emphasis"><text:span text:style-name="T4">lisis básico de información de países</text:span></text:span><text:span text:style-name="T4"> mediante el uso de </text:span><text:span text:style-name="Strong_20_Emphasis"><text:span text:style-name="T4">archivos CSV</text:span></text:span><text:span text:style-name="T4"> y </text:span><text:span text:style-name="Strong_20_Emphasis"><text:span text:style-name="T4">estructuras de datos en Python</text:span></text:span><text:span text:style-name="T4">.<text:line-break/>Permite visualizar, filtrar y calcular estadísticas sobre la población, superficie y continentes de distintos países.</text:span></text:p>
      <text:h text:style-name="P1" text:outline-level="3">1. Archivos CSV</text:h>
      <text:p text:style-name="Text_20_body"><text:span text:style-name="T4">Un archivo </text:span><text:span text:style-name="Strong_20_Emphasis"><text:span text:style-name="T4">CSV (Comma-Separated Values)</text:span></text:span><text:span text:style-name="T4"> es un formato de texto plano usado para almacenar datos en forma de tabla. Cada línea representa un registro y las columnas se separan con comas.</text:span></text:p>
      <text:h text:style-name="P1" text:outline-level="3">2. Estructuras de datos</text:h>
      <text:p text:style-name="Text_20_body"><text:span text:style-name="T4">El programa utiliza </text:span><text:span text:style-name="Strong_20_Emphasis"><text:span text:style-name="T4">listas</text:span></text:span><text:span text:style-name="T4"> y </text:span><text:span text:style-name="Strong_20_Emphasis"><text:span text:style-name="T4">diccionarios</text:span></text:span><text:span text:style-name="T4">, que son estructuras fundamentales de Python:</text:span></text:p>
      <text:list text:style-name="L1">
        <text:list-item>
          <text:p text:style-name="P2"><text:span text:style-name="T4">Las </text:span><text:span text:style-name="Strong_20_Emphasis"><text:span text:style-name="T4">listas</text:span></text:span><text:span text:style-name="T4"> (</text:span><text:span text:style-name="Source_20_Text"><text:span text:style-name="T4">list</text:span></text:span><text:span text:style-name="T4">) almacenan colecciones ordenadas de elementos.</text:span></text:p>
        </text:list-item>
        <text:list-item>
          <text:p text:style-name="P2"><text:span text:style-name="T4">Los </text:span><text:span text:style-name="Strong_20_Emphasis"><text:span text:style-name="T4">diccionarios</text:span></text:span><text:span text:style-name="T4"> (</text:span><text:span text:style-name="Source_20_Text"><text:span text:style-name="T4">dict</text:span></text:span><text:span text:style-name="T4">) guardan pares </text:span><text:span text:style-name="Emphasis"><text:span text:style-name="T4">clave-valor</text:span></text:span><text:span text:style-name="T4">, permitiendo acceder a datos por su nombre (por ejemplo, </text:span><text:span text:style-name="Source_20_Text"><text:span text:style-name="T4">"Población"</text:span></text:span><text:span text:style-name="T4"> o </text:span><text:span text:style-name="Source_20_Text"><text:span text:style-name="T4">"Continente"</text:span></text:span><text:span text:style-name="T4">).</text:span></text:p>
        </text:list-item>
      </text:list>
      <text:h text:style-name="P1" text:outline-level="3">3. Funciones</text:h>
      <text:p text:style-name="Text_20_body"><text:span text:style-name="T4">Las funciones (</text:span><text:span text:style-name="Source_20_Text"><text:span text:style-name="T4">def</text:span></text:span><text:span text:style-name="T4">) agrupan código reutilizable. En este caso se emplean para:</text:span></text:p>
      <text:list text:style-name="L2">
        <text:list-item>
          <text:p text:style-name="P3"><text:span text:style-name="T4">Calcular promedios (</text:span><text:span text:style-name="Source_20_Text"><text:span text:style-name="T4">calcular_promedio</text:span></text:span><text:span text:style-name="T4">)</text:span></text:p>
        </text:list-item>
        <text:list-item>
          <text:p text:style-name="P3"><text:span text:style-name="T4">Buscar países (</text:span><text:span text:style-name="Source_20_Text"><text:span text:style-name="T4">buscar_pais</text:span></text:span><text:span text:style-name="T4">)</text:span></text:p>
        </text:list-item>
        <text:list-item>
          <text:p text:style-name="P3"><text:span text:style-name="T4">Mostrar estadísticas y listados filtrados (</text:span><text:span text:style-name="Source_20_Text"><text:span text:style-name="T4">mostrar_estadisticas_menu</text:span></text:span><text:span text:style-name="T4">, </text:span><text:span text:style-name="Source_20_Text"><text:span text:style-name="T4">mostrar_paises</text:span></text:span><text:span text:style-name="T4">)</text:span></text:p>
        </text:list-item>
      </text:list>
      <text:p text:style-name="Text_20_body"><text:span text:style-name="T4">Esto mejora la </text:span><text:span text:style-name="Strong_20_Emphasis"><text:span text:style-name="T4">organización, legibilidad y modularidad</text:span></text:span><text:span text:style-name="T4"> del código.</text:span></text:p>
      <text:h text:style-name="P1" text:outline-level="3"><text:soft-page-break/>4. Control de flujo y manejo de errores</text:h>
      <text:p text:style-name="Text_20_body"><text:span text:style-name="T4">El uso de estructuras como </text:span><text:span text:style-name="Source_20_Text"><text:span text:style-name="T4">try-except</text:span></text:span><text:span text:style-name="T4"> permite capturar errores y evitar que el programa se detenga inesperadamente.<text:line-break/>Además, se usa </text:span><text:span text:style-name="Source_20_Text"><text:span text:style-name="T4">match-case</text:span></text:span><text:span text:style-name="T4"> (similar a switch en otros lenguajes) para simplificar la lógica de menús.</text:span></text:p>
      <text:h text:style-name="P1" text:outline-level="3">5. Entrada y salida de datos</text:h>
      <text:p text:style-name="Text_20_body"><text:span text:style-name="T4">El programa combina </text:span><text:span text:style-name="Strong_20_Emphasis"><text:span text:style-name="T4">entrada de usuario</text:span></text:span><text:span text:style-name="T4"> (</text:span><text:span text:style-name="Source_20_Text"><text:span text:style-name="T4">input()</text:span></text:span><text:span text:style-name="T4">) con </text:span><text:span text:style-name="Strong_20_Emphasis"><text:span text:style-name="T4">salida por consola</text:span></text:span><text:span text:style-name="T4"> (</text:span><text:span text:style-name="Source_20_Text"><text:span text:style-name="T4">print()</text:span></text:span><text:span text:style-name="T4">), haciendo posible la interacción directa con quien ejecuta el sistema.</text:span></text:p>
      <text:p text:style-name="P4"/>
      <text:p text:style-name="P5"><text:span text:style-name="T4">FUENTES:</text:span><text:span text:style-name="T2"><text:line-break/></text:span><text:span text:style-name="Emphasis"><text:span text:style-name="T2">Python 3 Documentation – Official Site</text:span></text:span><text:span text:style-name="T2"><text:line-break/></text:span><text:a xlink:type="simple" xlink:href="https://docs.python.org/3/" text:style-name="Internet_20_link" text:visited-style-name="Visited_20_Internet_20_Link"><text:span text:style-name="T2">https://docs.python.org/3/</text:span></text:a></text:p>
      <text:p text:style-name="P5"><text:span text:style-name="Strong_20_Emphasis"><text:span text:style-name="T2">Python.org – Tutorial oficial de Python</text:span></text:span><text:span text:style-name="T2"><text:line-break/></text:span><text:a xlink:type="simple" xlink:href="https://docs.python.org/3/tutorial/" text:style-name="Internet_20_link" text:visited-style-name="Visited_20_Internet_20_Link"><text:span text:style-name="T2">https://docs.python.org/3/tutorial/</text:span></text:a></text:p>
      <text:p text:style-name="P6"><text:span text:style-name="Emphasis"><text:span text:style-name="T2">RFC 4180</text:span></text:span></text:p>
      <text:p text:style-name="P6"><text:a xlink:type="simple" xlink:href="https://www.rfc-editor.org/rfc/rfc4180" office:target-frame-name="_new" xlink:show="replace" text:style-name="Internet_20_link" text:visited-style-name="Visited_20_Internet_20_Link"><text:span text:style-name="Emphasis"><text:span text:style-name="T2">https://www.rfc-editor.org/rfc/rfc4180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usic" svg:font-family="'Noto Mus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03:06:35.322287934</meta:creation-date>
    <dc:date>2025-11-01T03:19:04.709831081</dc:date>
    <meta:editing-duration>PT2M10S</meta:editing-duration>
    <meta:editing-cycles>1</meta:editing-cycles>
    <meta:document-statistic meta:table-count="0" meta:image-count="0" meta:object-count="0" meta:page-count="2" meta:paragraph-count="22" meta:word-count="246" meta:character-count="1742" meta:non-whitespace-character-count="1521"/>
    <meta:generator>LibreOffice/24.2.7.2$Linux_X86_64 LibreOffice_project/420$Build-2</meta:generator>
  </office:meta>
</office:document-meta>
</file>